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20000006C2D17A444823B0A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3.3583in"/>
    </style:style>
    <style:style style:name="Table1.B" style:family="table-column">
      <style:table-column-properties style:column-width="3.29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List_20_Paragraph" style:list-style-name="WWNum1">
      <style:text-properties officeooo:paragraph-rsid="0008aa61"/>
    </style:style>
    <style:style style:name="P2" style:family="paragraph" style:parent-style-name="List_20_Paragraph" style:list-style-name="WWNum3">
      <style:text-properties officeooo:paragraph-rsid="0008aa61"/>
    </style:style>
    <style:style style:name="P3" style:family="paragraph" style:parent-style-name="List_20_Paragraph" style:list-style-name="WWNum4">
      <style:text-properties officeooo:paragraph-rsid="0008aa61"/>
    </style:style>
    <style:style style:name="P4" style:family="paragraph" style:parent-style-name="List_20_Paragraph" style:list-style-name="WWNum2">
      <style:paragraph-properties fo:margin-left="0.7874in" fo:margin-right="0in" fo:text-indent="-0.25in" style:auto-text-indent="false"/>
      <style:text-properties officeooo:paragraph-rsid="0008aa61"/>
    </style:style>
    <style:style style:name="P5" style:family="paragraph" style:parent-style-name="List_20_Paragraph" style:list-style-name="WWNum4">
      <style:paragraph-properties fo:break-before="page"/>
      <style:text-properties officeooo:paragraph-rsid="0008aa61"/>
    </style:style>
    <style:style style:name="P6" style:family="paragraph" style:parent-style-name="Standard">
      <style:text-properties style:font-name="Cambria" fo:font-size="14pt" officeooo:paragraph-rsid="0008aa61" style:font-size-asian="14pt" style:font-size-complex="14pt"/>
    </style:style>
    <style:style style:name="P7" style:family="paragraph" style:parent-style-name="Standard">
      <style:text-properties officeooo:paragraph-rsid="0008aa61"/>
    </style:style>
    <style:style style:name="P8" style:family="paragraph" style:parent-style-name="Standard">
      <style:paragraph-properties fo:margin-top="0in" fo:margin-bottom="0.139in" loext:contextual-spacing="false" fo:line-height="115%" fo:text-align="start" style:justify-single-word="false" fo:orphans="2" fo:widows="2" style:writing-mode="lr-tb"/>
      <style:text-properties officeooo:paragraph-rsid="0008aa61"/>
    </style:style>
    <style:style style:name="P9" style:family="paragraph" style:parent-style-name="Standard">
      <style:paragraph-properties fo:margin-top="0in" fo:margin-bottom="0in" loext:contextual-spacing="false" fo:line-height="100%"/>
      <style:text-properties officeooo:paragraph-rsid="0008aa61"/>
    </style:style>
    <style:style style:name="P10" style:family="paragraph" style:parent-style-name="Standard">
      <style:paragraph-properties fo:margin-left="0.25in" fo:margin-right="0in" fo:text-indent="0in" style:auto-text-indent="false"/>
      <style:text-properties style:font-name="Cambria" fo:font-size="14pt" officeooo:paragraph-rsid="0008aa61" style:font-size-asian="14pt" style:font-size-complex="14pt"/>
    </style:style>
    <style:style style:name="P11" style:family="paragraph" style:parent-style-name="Standard">
      <style:paragraph-properties fo:margin-left="0.25in" fo:margin-right="0in" fo:text-indent="0in" style:auto-text-indent="false"/>
      <style:text-properties officeooo:paragraph-rsid="0008aa61"/>
    </style:style>
    <style:style style:name="P12" style:family="paragraph" style:parent-style-name="Standard" style:master-page-name="Standard">
      <style:paragraph-properties fo:text-align="center" style:justify-single-word="false" style:page-number="auto"/>
      <style:text-properties officeooo:paragraph-rsid="0008aa61"/>
    </style:style>
    <style:style style:name="T1" style:family="text">
      <style:text-properties style:font-name="Cambria" fo:font-size="14pt" fo:font-weight="bold" style:font-size-asian="14pt" style:font-weight-asian="bold" style:font-size-complex="14pt" style:font-weight-complex="bold"/>
    </style:style>
    <style:style style:name="T2" style:family="text">
      <style:text-properties style:font-name="Cambria" fo:font-size="14pt" fo:language="vi" fo:country="VN" fo:font-weight="bold" style:font-size-asian="14pt" style:font-weight-asian="bold" style:font-size-complex="14pt" style:font-weight-complex="bold"/>
    </style:style>
    <style:style style:name="T3" style:family="text">
      <style:text-properties style:font-name="Cambria" fo:font-size="14pt" fo:language="vi" fo:country="VN" style:font-size-asian="14pt" style:font-size-complex="14pt"/>
    </style:style>
    <style:style style:name="T4" style:family="text">
      <style:text-properties style:font-name="Cambria" fo:font-size="14pt" fo:language="vi" fo:country="VN" style:font-size-asian="14pt" style:font-name-complex="Times New Roman" style:font-size-complex="14pt"/>
    </style:style>
    <style:style style:name="T5" style:family="text">
      <style:text-properties style:font-name="Cambria" fo:font-size="14pt" style:font-size-asian="14pt" style:font-size-complex="14pt"/>
    </style:style>
    <style:style style:name="T6" style:family="text">
      <style:text-properties style:font-name="Cambria" fo:font-size="14pt" style:font-size-asian="14pt" style:font-name-complex="Times New Roman" style:font-size-complex="14pt"/>
    </style:style>
    <style:style style:name="T7" style:family="text">
      <style:text-properties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Update Code Handle Cohesion, Coupling</text:span><text:span text:style-name="T2"> Hour 24 Ticket</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6">Nhóm: ISD.VN.20191-09</text:span></text:p>
          </table:table-cell>
          <table:table-cell table:style-name="Table1.A1" office:value-type="string">
            <text:p text:style-name="P9"><text:span text:style-name="T6">Tên: Phùng Thị Trang</text:span><text:span text:style-name="T4"> - 20165645</text:span></text:p>
          </table:table-cell>
        </table:table-row>
      </table:table>
      <text:p text:style-name="P6"/>
      <text:list xml:id="list947243456" text:style-name="WWNum1">
        <text:list-item>
          <text:p text:style-name="P1"><text:span text:style-name="T1">Phạm</text:span><text:span text:style-name="T2"> vi sửa:</text:span></text:p>
        </text:list-item>
      </text:list>
      <text:list xml:id="list1546510384" text:style-name="WWNum2">
        <text:list-item>
          <text:p text:style-name="P4"><text:span text:style-name="T5">Hour24Ticket</text:span></text:p>
        </text:list-item>
        <text:list-item>
          <text:p text:style-name="P4"><text:span text:style-name="T5">Hour24TicketHelper</text:span></text:p>
        </text:list-item>
        <text:list-item>
          <text:p text:style-name="P4"><text:span text:style-name="T5">Hour24Storage</text:span><text:span text:style-name="T3"> </text:span></text:p>
        </text:list-item>
        <text:list-item>
          <text:p text:style-name="P4"><text:span text:style-name="T5">AFCCheckValidOfHour24Ticket</text:span></text:p>
        </text:list-item>
      </text:list>
      <text:list xml:id="list1415279359" text:style-name="WWNum3">
        <text:list-item>
          <text:p text:style-name="P2"><text:span text:style-name="T5">Nhận xét chung: Vì</text:span><text:span text:style-name="T3"> qua bàn luận trước khi code, nên toàn bộ chương trình được code theo một khung chung, các lỗi có thể tương tự và cũng sẽ được khắc phục dựa trên kiến thức học được qua từng bài trên lớp. Sửa đổi chủ yếu là sửa lỗi liên quan tới Coupling, lỗi liên quan tới Cohesion gần như không hề có.</text:span></text:p>
        </text:list-item>
      </text:list>
      <text:list xml:id="list12817966223205" text:continue-list="list947243456" text:style-name="WWNum1">
        <text:list-item>
          <text:p text:style-name="P1"><text:span text:style-name="T2">Các thay đổi cụ thể:</text:span></text:p>
        </text:list-item>
      </text:list>
      <text:p text:style-name="P10"><text:span text:style-name="Internet_20_link"/></text:p>
      <text:p text:style-name="P7"><text:span text:style-name="T1">Mục đích:</text:span><text:span text:style-name="T5"> Xử</text:span><text:span text:style-name="T3"> lý Common Coupling</text:span><text:span text:style-name="T5">, cung cấp quá nhiều thông tin không cần thiết</text:span><text:span text:style-name="T3">,</text:span><text:span text:style-name="T7"> </text:span><text:span text:style-name="T3">nhiều module chia sẻ chung 1 dữ liệu, cùng trực tiếp sử dụng dư liệu; gây bất đồn bộ khi cập nhật cả &lt;List&gt; lấy ra và trong dữ liệu data base</text:span><text:span text:style-name="T5">.</text:span></text:p>
      <text:p text:style-name="P6"/>
      <text:list xml:id="list1503907393" text:style-name="WWNum4">
        <text:list-item>
          <text:p text:style-name="P5"><text:span text:style-name="T5">Thêm hàm markStation() trong class Hour24TicketHelper (</text:span><text:span text:style-name="T3">dựa trên kết quả x</text:span><text:span text:style-name="T5">óa hàm markEmbarkingStation() và markEndingStation() trong AFCController của</text:span><text:span text:style-name="T3"> thành viên Phạm Hữu Thọ)</text:span></text:p>
        </text:list-item>
      </text:list>
      <text:p text:style-name="P6"/>
      <text:p text:style-name="P7"><text:span text:style-name="T1">Mục đích:</text:span><text:span text:style-name="T5"> Sửa lỗi Common Coupling và Temporal Cohesion. Do hai hàm đó của AFCController dễ gây hiểu lầm với markStation () trong OnewayTicket, và hai hàm đó không có giá trị kế thừa. </text:span></text:p>
      <text:list xml:id="list12817659246528" text:continue-numbering="true" text:style-name="WWNum4">
        <text:list-item>
          <text:p text:style-name="P3"><text:span text:style-name="T5">Thay đổi tất cả nhưng giá trị parameter là object thành ID của tất cả các class trong phạm vi sửa (bên trên cùng) và áp dụng lại cách implement</text:span></text:p>
        </text:list-item>
      </text:list>
      <text:p text:style-name="P11"><text:span text:style-name="T5">Ví</text:span><text:span text:style-name="T3"> dụ:</text:span><text:bookmark text:name="_GoBack"/></text:p>
      <text:p text:style-name="P7"><draw:frame draw:style-name="fr1" draw:name="Hình ảnh 8" text:anchor-type="as-char" svg:width="6.4929in" svg:height="0.5693in" draw:z-index="0"><draw:image xlink:href="Pictures/10000000000004D20000006C2D17A444823B0A24.png" xlink:type="simple" xlink:show="embed" xlink:actuate="onLoad" loext:mime-type="image/png"/></draw:frame></text:p>
      <text:p text:style-name="P6"/>
      <text:p text:style-name="P8"><text:span text:style-name="T1">Mục</text:span><text:span text:style-name="T2"> đích:</text:span><text:span text:style-name="T3"> Không truyền quá nhiều thông tin vào một method. </text:span><text:span text:style-name="T5">Tránh việc Common Coupling</text:span><text:span text:style-name="T3"> khi g</text:span><text:span text:style-name="T5">ọi nguyên cả object dù không cần thiết</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mbria1" svg:font-family="Cambria"/>
    <style:font-face style:name="Courier New" svg:font-family="'Courier New'"/>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0" style:display-name="ListLabel 10" style:family="text">
      <style:text-properties style:font-name-complex="F" style:font-family-generic-complex="system" style:font-pitch-complex="variable"/>
    </style:style>
    <style:style style:name="ListLabel_20_11" style:display-name="ListLabel 11" style:family="text">
      <style:text-properties style:font-name="Cambria" fo:font-family="Cambria" style:font-family-generic="roman" style:font-pitch="variable" fo:font-size="14pt"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ambria" fo:font-family="Cambria" style:font-family-generic="roman" style:font-pitch="variable" fo:font-size="14pt" style:font-size-asian="14pt" style:font-name-complex="F"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bullet text:level="2" text:style-name="ListLabel_20_10" style:num-suffix="-" text:bullet-char="-">
        <style:list-level-properties text:list-level-position-and-space-mode="label-alignment">
          <style:list-level-label-alignment text:label-followed-by="listtab" fo:text-indent="-0.25in" fo:margin-left="1in"/>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01:26:53.417674363</meta:creation-date>
    <dc:date>2019-11-28T01:28:15.789629932</dc:date>
    <meta:editing-duration>PT1M22S</meta:editing-duration>
    <meta:editing-cycles>1</meta:editing-cycles>
    <meta:document-statistic meta:table-count="1" meta:image-count="1" meta:object-count="0" meta:page-count="2" meta:paragraph-count="17" meta:word-count="262" meta:character-count="1382" meta:non-whitespace-character-count="1143"/>
    <meta:generator>LibreOffice/6.0.7.3$Linux_X86_64 LibreOffice_project/00m0$Build-3</meta:generator>
  </office:meta>
</office:document-meta>
</file>